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ajBinding.transform( MessageExchange exchange , NormalizedMessage in , NormalizedMessage o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SaajBinding.getMarsha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setSoapEndpoint( Object soap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getSoap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ge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setMarshaller( Saaj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setConnectionFactory( SOAP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setSoapAction( String soap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getConnection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aajBinding.creat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setMarshaler( SaajMarshaler marsha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ajBinding.create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